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2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8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1" style:parent-style-name="Standard" style:family="paragraph">
      <style:paragraph-properties fo:text-align="center" fo:margin-bottom="0.0833in" fo:line-height="100%" fo:text-indent="0.2916in" fo:background-color="#FFFFFF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20pt" style:font-size-asian="20pt" style:font-size-complex="20pt" fo:background-color="#FFFFFF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20pt" style:font-size-asian="20pt" style:font-size-complex="20pt" fo:background-color="#FFFFFF"/>
    </style:style>
    <style:style style:name="P14" style:parent-style-name="Standard" style:family="paragraph">
      <style:paragraph-properties fo:text-align="center" fo:margin-bottom="0.0833in" fo:text-indent="0.2916in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fo:background-color="#FFFFFF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P18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1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2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3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4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5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6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7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8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9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0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1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2" style:parent-style-name="Standard" style:family="paragraph">
      <style:paragraph-properties fo:margin-bottom="0.0833in" fo:line-height="100%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3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4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5" style:parent-style-name="Standard" style:family="paragraph">
      <style:paragraph-properties fo:text-align="center" fo:margin-bottom="0.0833in" fo:line-height="100%" fo:text-indent="0.2916in" fo:background-color="#FFFFFF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7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ОбычныйИнтернет" style:family="paragraph">
      <style:paragraph-properties fo:text-align="justify" style:vertical-align="baseline" fo:margin-top="0in" fo:margin-bottom="0in" fo:line-height="115%"/>
      <style:text-properties fo:color="#000000" fo:font-size="14pt" style:font-size-asian="14pt" style:font-size-complex="14pt"/>
    </style:style>
    <style:style style:name="P40" style:parent-style-name="ОбычныйИнтернет" style:family="paragraph">
      <style:paragraph-properties fo:text-align="justify" style:vertical-align="baseline" fo:margin-top="0in" fo:margin-bottom="0in" fo:line-height="115%" fo:text-indent="0.5in"/>
      <style:text-properties fo:color="#000000" fo:font-size="14pt" style:font-size-asian="14pt" style:font-size-complex="14pt"/>
    </style:style>
    <style:style style:name="P41" style:parent-style-name="ОбычныйИнтернет" style:family="paragraph">
      <style:paragraph-properties fo:text-align="justify" style:vertical-align="baseline" fo:margin-top="0in" fo:margin-bottom="0in" fo:line-height="115%" fo:text-indent="0.5in"/>
      <style:text-properties fo:color="#000000" fo:font-size="14pt" style:font-size-asian="14pt" style:font-size-complex="14pt"/>
    </style:style>
    <style:style style:name="P42" style:parent-style-name="Заголовок2" style:family="paragraph">
      <style:paragraph-properties fo:text-align="justify" fo:margin-top="0in" fo:margin-bottom="0in" fo:line-height="115%"/>
    </style:style>
    <style:style style:name="T4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44" style:parent-style-name="ОбычныйИнтернет" style:family="paragraph">
      <style:paragraph-properties fo:text-align="justify" fo:margin-top="0in" fo:margin-bottom="0in" fo:line-height="115%" fo:margin-left="0.375in" fo:text-indent="-0.375in">
        <style:tab-stops/>
      </style:paragraph-properties>
    </style:style>
    <style:style style:name="T45" style:parent-style-name="Основнойшрифтабзаца" style:family="text">
      <style:text-properties fo:color="#000000" fo:font-size="14pt" style:font-size-asian="14pt" style:font-size-complex="14pt"/>
    </style:style>
    <style:style style:name="P46" style:parent-style-name="ОбычныйИнтернет" style:family="paragraph">
      <style:paragraph-properties fo:text-align="justify" fo:margin-top="0in" fo:margin-bottom="0in" fo:line-height="115%" fo:margin-left="0.375in" fo:text-indent="-0.375in">
        <style:tab-stops/>
      </style:paragraph-properties>
    </style:style>
    <style:style style:name="T47" style:parent-style-name="Основнойшрифтабзаца" style:family="text">
      <style:text-properties fo:color="#000000" fo:font-size="14pt" style:font-size-asian="14pt" style:font-size-complex="14pt"/>
    </style:style>
    <style:style style:name="P48" style:parent-style-name="ОбычныйИнтернет" style:family="paragraph">
      <style:paragraph-properties fo:text-align="justify" fo:margin-top="0in" fo:margin-bottom="0in" fo:line-height="115%" fo:margin-left="0.375in" fo:text-indent="-0.375in">
        <style:tab-stops/>
      </style:paragraph-properties>
    </style:style>
    <style:style style:name="T49" style:parent-style-name="Основнойшрифтабзаца" style:family="text">
      <style:text-properties fo:color="#000000" fo:font-size="14pt" style:font-size-asian="14pt" style:font-size-complex="14pt"/>
    </style:style>
    <style:style style:name="T50" style:parent-style-name="Основнойшрифтабзаца" style:family="text">
      <style:text-properties fo:color="#000000" fo:font-size="14pt" style:font-size-asian="14pt" style:font-size-complex="14pt"/>
    </style:style>
    <style:style style:name="P51" style:parent-style-name="ОбычныйИнтернет" style:family="paragraph">
      <style:paragraph-properties fo:text-align="justify" fo:margin-top="0in" fo:margin-bottom="0in" fo:line-height="115%" fo:margin-left="0.375in" fo:text-indent="-0.375in">
        <style:tab-stops/>
      </style:paragraph-properties>
    </style:style>
    <style:style style:name="T52" style:parent-style-name="Основнойшрифтабзаца" style:family="text">
      <style:text-properties fo:color="#000000" fo:font-size="14pt" style:font-size-asian="14pt" style:font-size-complex="14pt"/>
    </style:style>
    <style:style style:name="P53" style:parent-style-name="ОбычныйИнтернет" style:family="paragraph">
      <style:paragraph-properties fo:text-align="justify" fo:margin-top="0in" fo:margin-bottom="0in" fo:line-height="115%" fo:margin-left="0.375in" fo:text-indent="-0.375in">
        <style:tab-stops/>
      </style:paragraph-properties>
    </style:style>
    <style:style style:name="T54" style:parent-style-name="Основнойшрифтабзаца" style:family="text">
      <style:text-properties fo:color="#000000" fo:font-size="14pt" style:font-size-asian="14pt" style:font-size-complex="14pt"/>
    </style:style>
    <style:style style:name="P55" style:parent-style-name="ОбычныйИнтернет" style:family="paragraph">
      <style:paragraph-properties fo:text-align="justify" fo:margin-top="0in" fo:margin-bottom="0in" fo:line-height="115%" fo:margin-left="0.375in" fo:text-indent="-0.375in">
        <style:tab-stops/>
      </style:paragraph-properties>
    </style:style>
    <style:style style:name="T56" style:parent-style-name="Основнойшрифтабзаца" style:family="text">
      <style:text-properties fo:color="#000000" fo:font-size="14pt" style:font-size-asian="14pt" style:font-size-complex="14pt"/>
    </style:style>
    <style:style style:name="P57" style:parent-style-name="ОбычныйИнтернет" style:family="paragraph">
      <style:paragraph-properties fo:text-align="justify" fo:margin-top="0in" fo:margin-bottom="0in" fo:line-height="115%" fo:margin-left="0.375in" fo:text-indent="-0.375in">
        <style:tab-stops/>
      </style:paragraph-properties>
    </style:style>
    <style:style style:name="T58" style:parent-style-name="Основнойшрифтабзаца" style:family="text">
      <style:text-properties fo:color="#000000" fo:font-size="14pt" style:font-size-asian="14pt" style:font-size-complex="14pt"/>
    </style:style>
    <style:style style:name="T59" style:parent-style-name="Основнойшрифтабзаца" style:family="text">
      <style:text-properties fo:color="#000000" fo:font-size="14pt" style:font-size-asian="14pt" style:font-size-complex="14pt"/>
    </style:style>
    <style:style style:name="P60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61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6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" style:parent-style-name="Standard" style:family="paragraph">
      <style:paragraph-properties fo:text-align="justify" fo:text-indent="0.5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" style:parent-style-name="Standard" style:family="paragraph">
      <style:paragraph-properties fo:text-align="justify" fo:text-indent="0.5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" style:parent-style-name="Standard" style:family="paragraph">
      <style:paragraph-properties fo:text-align="justify" fo:text-indent="0.5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8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0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1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2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3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4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5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6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4pt" style:font-size-asian="14pt" style:font-size-complex="14pt" fo:language="en" fo:country="US"/>
    </style:style>
    <style:style style:name="P7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4pt" style:font-size-asian="14pt" style:font-size-complex="14pt" fo:language="en" fo:country="US"/>
    </style:style>
    <style:style style:name="P7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4pt" style:font-size-asian="14pt" style:font-size-complex="14pt" fo:language="en" fo:country="US"/>
    </style:style>
    <style:style style:name="P8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4pt" style:font-size-asian="14pt" style:font-size-complex="14pt" fo:language="en" fo:country="US"/>
    </style:style>
    <style:style style:name="P8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4pt" style:font-size-asian="14pt" style:font-size-complex="14pt" fo:language="en" fo:country="US"/>
    </style:style>
    <style:style style:name="P82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83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84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5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6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7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8" style:parent-style-name="Standard" style:family="paragraph">
      <style:paragraph-properties fo:background-color="#FFFFFF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91" style:parent-style-name="Standard" style:family="paragraph">
      <style:paragraph-properties fo:background-color="#FFFFFF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94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5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6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7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8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9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0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1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2" style:parent-style-name="Standard" style:family="paragraph">
      <style:paragraph-properties fo:background-color="#FFFFFF"/>
    </style:style>
    <style:style style:name="P103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4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5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6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7" style:parent-style-name="Standard" style:family="paragraph">
      <style:paragraph-properties fo:line-height="100%" fo:margin-left="-0.4472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8" style:parent-style-name="Standard" style:family="paragraph">
      <style:paragraph-properties fo:line-height="100%" fo:margin-left="-0.4472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9" style:parent-style-name="Standard" style:family="paragraph">
      <style:paragraph-properties fo:line-height="100%" fo:margin-left="-0.4472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0" style:parent-style-name="Standard" style:family="paragraph">
      <style:paragraph-properties fo:line-height="100%" fo:margin-left="-0.4472in">
        <style:tab-stops/>
      </style:paragraph-properties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5" style:parent-style-name="Standard" style:family="paragraph">
      <style:paragraph-properties fo:line-height="100%" fo:margin-left="-0.4472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6" style:parent-style-name="Standard" style:family="paragraph">
      <style:paragraph-properties fo:line-height="100%" fo:margin-left="-0.4472in">
        <style:tab-stops/>
      </style:paragraph-properties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1" style:parent-style-name="Standard" style:family="paragraph">
      <style:paragraph-properties fo:line-height="100%" fo:margin-left="1.7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2" style:parent-style-name="Standard" style:family="paragraph">
      <style:paragraph-properties fo:line-height="100%" fo:margin-left="-0.348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3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4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5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6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7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8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9" style:parent-style-name="Обычный" style:family="paragraph">
      <style:paragraph-properties fo:widows="0" fo:orphans="0" fo:text-align="justify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7" style:parent-style-name="Обычный" style:family="paragraph">
      <style:paragraph-properties fo:widows="0" fo:orphans="0" fo:text-align="justify"/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58" style:parent-style-name="Обычный" style:family="paragraph">
      <style:paragraph-properties fo:widows="0" fo:orphans="0" fo:text-align="justify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1" style:parent-style-name="Обычный" style:family="paragraph">
      <style:paragraph-properties fo:widows="0" fo:orphans="0"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2" style:parent-style-name="Обычный" style:family="paragraph">
      <style:text-properties fo:font-size="12pt" style:font-size-asian="12pt" style:font-size-complex="12pt" fo:language="en" fo:country="US"/>
    </style:style>
    <style:style style:name="P163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64" style:parent-style-name="Standard" style:family="paragraph">
      <style:paragraph-properties fo:widows="2" fo:orphans="2" style:vertical-align="auto" fo:line-height="100%">
        <style:tab-stops>
          <style:tab-stop style:type="left" style:position="-4.7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65" style:parent-style-name="Standard" style:family="paragraph">
      <style:paragraph-properties fo:widows="2" fo:orphans="2" style:vertical-align="auto" fo:line-height="100%">
        <style:tab-stops>
          <style:tab-stop style:type="left" style:position="-4.75in"/>
        </style:tab-stops>
      </style:paragraph-properties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8" style:parent-style-name="Standard" style:family="paragraph">
      <style:paragraph-properties fo:widows="2" fo:orphans="2" style:vertical-align="auto" fo:line-height="100%">
        <style:tab-stops>
          <style:tab-stop style:type="left" style:position="-4.75in"/>
        </style:tab-stops>
      </style:paragraph-properties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0" style:parent-style-name="Абзацсписка" style:family="paragraph">
      <style:paragraph-properties fo:widows="0" fo:orphans="0"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1" style:parent-style-name="Абзацсписка" style:family="paragraph">
      <style:paragraph-properties fo:widows="0" fo:orphans="0"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2" style:parent-style-name="Абзацсписка" style:family="paragraph">
      <style:paragraph-properties fo:widows="0" fo:orphans="0"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3" style:parent-style-name="Обычный" style:family="paragraph">
      <style:paragraph-properties fo:widows="0" fo:orphans="0" fo:text-align="justify" fo:margin-left="0.25in" fo:text-indent="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4" style:parent-style-name="Обычный" style:family="paragraph">
      <style:paragraph-properties fo:widows="0" fo:orphans="0" fo:text-align="justify" fo:margin-left="0.25in" fo:text-indent="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5" style:parent-style-name="Абзацсписка" style:family="paragraph">
      <style:paragraph-properties fo:widows="0" fo:orphans="0"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6" style:parent-style-name="Абзацсписка" style:family="paragraph">
      <style:paragraph-properties fo:widows="0" fo:orphans="0"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7" style:parent-style-name="Standard" style:family="paragraph">
      <style:paragraph-properties fo:widows="2" fo:orphans="2" style:vertical-align="auto" fo:line-height="100%">
        <style:tab-stops>
          <style:tab-stop style:type="left" style:position="-3.75in"/>
        </style:tab-stops>
      </style:paragraph-properties>
    </style:style>
    <style:style style:name="P178" style:parent-style-name="Standard" style:family="paragraph">
      <style:paragraph-properties fo:margin-top="0.1666in" fo:margin-bottom="0.1666in" fo:line-height="100%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1" style:parent-style-name="Standard" style:family="paragraph">
      <style:paragraph-properties fo:margin-top="0.1666in" fo:margin-bottom="0.1666in" fo:line-height="100%"/>
    </style:style>
    <style:style style:name="P182" style:parent-style-name="Standard" style:family="paragraph">
      <style:paragraph-properties fo:margin-top="0.1666in" fo:margin-bottom="0.1666in" fo:line-height="100%"/>
    </style:style>
    <style:style style:name="P183" style:parent-style-name="Standard" style:family="paragraph">
      <style:paragraph-properties fo:margin-top="0.1666in" fo:margin-bottom="0.1666in" fo:line-height="100%"/>
    </style:style>
    <style:style style:name="P184" style:parent-style-name="Standard" style:family="paragraph">
      <style:paragraph-properties fo:margin-top="0.1666in" fo:margin-bottom="0.1666in" fo:line-height="100%"/>
    </style:style>
    <style:style style:name="P185" style:parent-style-name="Standard" style:family="paragraph">
      <style:paragraph-properties fo:margin-top="0.1666in" fo:margin-bottom="0.1666in" fo:line-height="100%"/>
    </style:style>
    <style:style style:name="P186" style:parent-style-name="Standard" style:family="paragraph">
      <style:paragraph-properties fo:margin-top="0.1666in" fo:margin-bottom="0.1666in" fo:line-height="100%"/>
    </style:style>
    <style:style style:name="P187" style:parent-style-name="Standard" style:family="paragraph">
      <style:paragraph-properties fo:margin-top="0.1666in" fo:margin-bottom="0.1666in" fo:line-height="100%"/>
    </style:style>
    <style:style style:name="P188" style:parent-style-name="Standard" style:family="paragraph">
      <style:paragraph-properties fo:margin-top="0.1666in" fo:margin-bottom="0.1666in" fo:line-height="100%"/>
    </style:style>
    <style:style style:name="P189" style:parent-style-name="Standard" style:family="paragraph">
      <style:paragraph-properties fo:margin-top="0.1666in" fo:margin-bottom="0.1666in" fo:line-height="100%"/>
    </style:style>
    <style:style style:name="P190" style:parent-style-name="Standard" style:family="paragraph">
      <style:paragraph-properties fo:margin-top="0.1666in" fo:margin-bottom="0.1666in" fo:line-height="100%"/>
    </style:style>
    <style:style style:name="P191" style:parent-style-name="Standard" style:family="paragraph">
      <style:paragraph-properties fo:margin-top="0.1666in" fo:margin-bottom="0.1666in" fo:line-height="100%"/>
    </style:style>
    <style:style style:name="P192" style:parent-style-name="Standard" style:family="paragraph">
      <style:paragraph-properties fo:margin-top="0.1666in" fo:margin-bottom="0.1666in" fo:line-height="100%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96" style:parent-style-name="Standard" style:family="paragraph">
      <style:paragraph-properties fo:margin-top="0.1666in" fo:margin-bottom="0.1666in" fo:line-height="100%"/>
    </style:style>
    <style:style style:name="P197" style:parent-style-name="Standard" style:family="paragraph">
      <style:paragraph-properties fo:margin-top="0.1666in" fo:margin-bottom="0.1666in" fo:line-height="100%"/>
    </style:style>
    <style:style style:name="P198" style:parent-style-name="Standard" style:family="paragraph">
      <style:paragraph-properties fo:margin-top="0.1666in" fo:margin-bottom="0.1666in" fo:line-height="100%"/>
    </style:style>
    <style:style style:name="P199" style:parent-style-name="Standard" style:family="paragraph">
      <style:paragraph-properties fo:margin-top="0.1666in" fo:margin-bottom="0.1666in" fo:line-height="100%"/>
    </style:style>
    <style:style style:name="P200" style:parent-style-name="Standard" style:family="paragraph">
      <style:paragraph-properties fo:margin-top="0.1666in" fo:margin-bottom="0.1666in" fo:line-height="100%"/>
    </style:style>
    <style:style style:name="P201" style:parent-style-name="Standard" style:family="paragraph">
      <style:paragraph-properties fo:margin-top="0.1666in" fo:margin-bottom="0.1666in" fo:line-height="100%"/>
    </style:style>
    <style:style style:name="P202" style:parent-style-name="Standard" style:family="paragraph">
      <style:paragraph-properties fo:margin-top="0.1666in" fo:margin-bottom="0.1666in" fo:line-height="100%"/>
    </style:style>
    <style:style style:name="P203" style:parent-style-name="Standard" style:family="paragraph">
      <style:paragraph-properties fo:margin-top="0.1666in" fo:margin-bottom="0.1666in" fo:line-height="100%"/>
    </style:style>
    <style:style style:name="P204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05" style:parent-style-name="Standard" style:family="paragraph">
      <style:paragraph-properties fo:margin-top="0.1666in" fo:margin-bottom="0.1666in" fo:line-height="100%"/>
    </style:style>
    <style:style style:name="P206" style:parent-style-name="Standard" style:family="paragraph">
      <style:paragraph-properties fo:margin-top="0.1666in" fo:margin-bottom="0.1666in" fo:line-height="100%"/>
    </style:style>
    <style:style style:name="P207" style:parent-style-name="Standard" style:family="paragraph">
      <style:paragraph-properties fo:margin-top="0.1666in" fo:margin-bottom="0.1666in" fo:line-height="100%"/>
    </style:style>
    <style:style style:name="P208" style:parent-style-name="Standard" style:family="paragraph">
      <style:paragraph-properties fo:margin-top="0.1666in" fo:margin-bottom="0.1666in" fo:line-height="100%"/>
    </style:style>
    <style:style style:name="P209" style:parent-style-name="Standard" style:family="paragraph">
      <style:paragraph-properties fo:margin-top="0.1666in" fo:margin-bottom="0.1666in" fo:line-height="100%"/>
    </style:style>
    <style:style style:name="P210" style:parent-style-name="Standard" style:family="paragraph">
      <style:paragraph-properties fo:margin-top="0.1666in" fo:margin-bottom="0.1666in" fo:line-height="100%"/>
    </style:style>
    <style:style style:name="P211" style:parent-style-name="Standard" style:family="paragraph">
      <style:paragraph-properties fo:margin-top="0.1666in" fo:margin-bottom="0.1666in" fo:line-height="100%"/>
    </style:style>
    <style:style style:name="P212" style:parent-style-name="Standard" style:family="paragraph">
      <style:paragraph-properties fo:margin-top="0.1666in" fo:margin-bottom="0.1666in" fo:line-height="100%"/>
    </style:style>
    <style:style style:name="P213" style:parent-style-name="Standard" style:family="paragraph">
      <style:paragraph-properties fo:margin-top="0.1666in" fo:margin-bottom="0.1666in" fo:line-height="100%"/>
    </style:style>
    <style:style style:name="P214" style:parent-style-name="Standard" style:family="paragraph">
      <style:paragraph-properties fo:margin-top="0.1666in" fo:margin-bottom="0.1666in" fo:line-height="100%"/>
    </style:style>
    <style:style style:name="P215" style:parent-style-name="Standard" style:family="paragraph">
      <style:paragraph-properties fo:margin-top="0.1666in" fo:margin-bottom="0.1666in" fo:line-height="100%"/>
    </style:style>
    <style:style style:name="P216" style:parent-style-name="Standard" style:family="paragraph">
      <style:paragraph-properties fo:margin-top="0.1666in" fo:margin-bottom="0.1666in" fo:line-height="100%"/>
    </style:style>
    <style:style style:name="P217" style:parent-style-name="Standard" style:family="paragraph">
      <style:paragraph-properties fo:margin-top="0.1666in" fo:margin-bottom="0.1666in" fo:line-height="100%"/>
    </style:style>
    <style:style style:name="P218" style:parent-style-name="Standard" style:family="paragraph">
      <style:paragraph-properties fo:margin-top="0.1666in" fo:margin-bottom="0.1666in" fo:line-height="100%"/>
    </style:style>
    <style:style style:name="P219" style:parent-style-name="Standard" style:family="paragraph">
      <style:paragraph-properties fo:margin-top="0.1666in" fo:margin-bottom="0.1666in" fo:line-height="100%"/>
    </style:style>
    <style:style style:name="P220" style:parent-style-name="Standard" style:family="paragraph">
      <style:paragraph-properties fo:margin-top="0.1666in" fo:margin-bottom="0.1666in" fo:line-height="100%"/>
    </style:style>
    <style:style style:name="P221" style:parent-style-name="Standard" style:family="paragraph">
      <style:paragraph-properties fo:margin-top="0.1666in" fo:margin-bottom="0.1666in" fo:line-height="100%" fo:margin-left="0.446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2" style:parent-style-name="Standard" style:family="paragraph">
      <style:paragraph-properties fo:text-align="center" fo:margin-top="0.1666in" fo:margin-bottom="0.1666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3" style:parent-style-name="Standard" style:family="paragraph">
      <style:paragraph-properties fo:margin-top="0.1666in" fo:margin-bottom="0.1666in" fo:line-height="100%"/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2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2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2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3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3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3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3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3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3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3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3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3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3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4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4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4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4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4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4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4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4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4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4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6" style:parent-style-name="Standard" style:family="paragraph">
      <style:paragraph-properties fo:margin-top="0.1666in" fo:margin-bottom="0.1666in" fo:line-height="100%"/>
    </style:style>
    <style:style style:name="T2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7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7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7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7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7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7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7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7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7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7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8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8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8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8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8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8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8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8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8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8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9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9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9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9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9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9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9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9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9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9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0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0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0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0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0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0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0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0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0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0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1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11" style:parent-style-name="Standard" style:family="paragraph">
      <style:paragraph-properties fo:margin-top="0.1666in" fo:margin-bottom="0.1666in" fo:line-height="100%"/>
    </style:style>
    <style:style style:name="T3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31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1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1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1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1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1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1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2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2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2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2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2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2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2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2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2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2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3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3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3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3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3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3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3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3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3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3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4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4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4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4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4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4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4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4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4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4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5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5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5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53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54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4pt" style:font-size-asian="14pt" style:font-size-complex="14pt" fo:language="en" fo:country="US"/>
    </style:style>
    <style:style style:name="P355" style:parent-style-name="Standard" style:family="paragraph">
      <style:paragraph-properties fo:text-align="center" fo:background-color="#FFFFFF"/>
    </style:style>
    <style:style style:name="T3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60" style:parent-style-name="Standard" style:family="paragraph">
      <style:paragraph-properties fo:background-color="#FFFFFF"/>
      <style:text-properties fo:language="en" fo:country="US"/>
    </style:style>
    <style:style style:name="P361" style:parent-style-name="Standard" style:family="paragraph">
      <style:paragraph-properties fo:background-color="#FFFFFF"/>
    </style:style>
    <style:style style:name="T362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363" style:parent-style-name="Standard" style:family="paragraph">
      <style:paragraph-properties fo:background-color="#FFFFFF"/>
      <style:text-properties fo:language="en" fo:country="US"/>
    </style:style>
    <style:style style:name="P364" style:parent-style-name="Заголовок2" style:family="paragraph">
      <style:paragraph-properties fo:margin-bottom="0in" fo:background-color="#FFFFFF"/>
    </style:style>
    <style:style style:name="T365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366" style:parent-style-name="Textbody" style:family="paragraph">
      <style:text-properties fo:language="en" fo:country="US"/>
    </style:style>
    <style:style style:name="T367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368" style:parent-style-name="Textbody" style:family="paragraph">
      <style:text-properties fo:language="en" fo:country="US"/>
    </style:style>
    <style:style style:name="P369" style:parent-style-name="Textbody" style:family="paragraph">
      <style:text-properties style:font-name="Consolas" fo:language="en" fo:country="US"/>
    </style:style>
    <style:style style:name="P370" style:parent-style-name="Textbody" style:family="paragraph">
      <style:text-properties style:font-name="Consolas" fo:language="en" fo:country="US"/>
    </style:style>
    <style:style style:name="T371" style:parent-style-name="Основнойшрифтабзаца" style:family="text">
      <style:text-properties style:font-name="Consolas" fo:language="en" fo:country="US"/>
    </style:style>
    <style:style style:name="T372" style:parent-style-name="Основнойшрифтабзаца" style:family="text">
      <style:text-properties style:font-name="Consolas" fo:language="en" fo:country="US"/>
    </style:style>
    <style:style style:name="T373" style:parent-style-name="Основнойшрифтабзаца" style:family="text">
      <style:text-properties style:font-name="Consolas" fo:language="en" fo:country="US"/>
    </style:style>
    <style:style style:name="P374" style:parent-style-name="Textbody" style:family="paragraph">
      <style:text-properties style:font-name="Consolas" fo:language="en" fo:country="US"/>
    </style:style>
    <style:style style:name="P375" style:parent-style-name="Textbody" style:family="paragraph">
      <style:text-properties style:font-name="Consolas" fo:language="en" fo:country="US"/>
    </style:style>
    <style:style style:name="P376" style:parent-style-name="Textbody" style:family="paragraph">
      <style:text-properties style:font-name="Consolas" fo:language="en" fo:country="US"/>
    </style:style>
    <style:style style:name="P377" style:parent-style-name="Textbody" style:family="paragraph">
      <style:text-properties style:font-name="Consolas" fo:language="en" fo:country="US"/>
    </style:style>
    <style:style style:name="P378" style:parent-style-name="Textbody" style:family="paragraph">
      <style:text-properties style:font-name="Consolas" fo:language="en" fo:country="US"/>
    </style:style>
    <style:style style:name="P379" style:parent-style-name="Textbody" style:family="paragraph">
      <style:text-properties style:font-name="Consolas" fo:language="en" fo:country="US"/>
    </style:style>
    <style:style style:name="P38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8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8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8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8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85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86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font-size="10pt" style:font-size-asian="10pt"/>
    </style:style>
    <style:style style:name="P387" style:parent-style-name="Standard" style:family="paragraph">
      <style:paragraph-properties fo:background-color="#FFFFFF"/>
    </style:style>
    <style:style style:name="T388" style:parent-style-name="Гиперссылка" style:family="text">
      <style:text-properties fo:font-size="14pt" style:font-size-asian="14pt" style:font-size-complex="14pt"/>
    </style:style>
    <style:style style:name="P389" style:parent-style-name="Standard" style:family="paragraph">
      <style:paragraph-properties fo:background-color="#FFFFFF"/>
      <style:text-properties fo:font-size="14pt" style:font-size-asian="14pt" style:font-size-complex="14pt"/>
    </style:style>
    <style:style style:name="P390" style:parent-style-name="Standard" style:family="paragraph">
      <style:paragraph-properties fo:background-color="#FFFFFF"/>
    </style:style>
    <style:style style:name="P391" style:parent-style-name="Обычный" style:family="paragraph">
      <style:paragraph-properties fo:text-align="center"/>
    </style:style>
    <style:style style:name="T39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9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94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95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96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97" style:parent-style-name="Обычный" style:family="paragraph">
      <style:paragraph-properties fo:text-align="justify"/>
    </style:style>
    <style:style style:name="P398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99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400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0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02" style:parent-style-name="Standard" style:family="paragraph">
      <style:paragraph-properties fo:text-align="justify" fo:margin-left="1.5in" fo:text-indent="0.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403" style:parent-style-name="Standard" style:family="paragraph">
      <style:paragraph-properties fo:margin-top="0.1666in" fo:line-height="135%"/>
    </style:style>
    <style:style style:name="T4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4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407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408" style:parent-style-name="Standard" style:family="paragraph">
      <style:paragraph-properties fo:margin-top="0.1666in" fo:line-height="13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09" style:parent-style-name="Standard" style:family="paragraph">
      <style:paragraph-properties fo:margin-top="0.1666in" fo:line-height="13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10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11" style:parent-style-name="Standard" style:family="paragraph">
      <style:paragraph-properties fo:text-align="justify" fo:line-height="100%" fo:background-color="#FFFFFF"/>
    </style:style>
    <style:style style:name="T412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T413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P414" style:parent-style-name="Standard" style:family="paragraph">
      <style:paragraph-properties fo:margin-top="0.1666in" fo:line-height="100%"/>
    </style:style>
    <style:style style:name="T4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Московский авиационный институт</text:p>
      <text:p text:style-name="P2">(Национальный исследовательский университет)</text:p>
      <text:p text:style-name="P3"/>
      <text:p text:style-name="P4">Факультет: «Информационные технологии и прикладная математика»</text:p>
      <text:p text:style-name="P5">Кафедра: 806 «Вычислительная математика и программирование»</text:p>
      <text:p text:style-name="P6">Дисциплина:<text:s/>«Объектно-ориентированное программирование» <text:s text:c="2"/></text:p>
      <text:p text:style-name="P7"><text:s/></text:p>
      <text:p text:style-name="P8"><text:s/></text:p>
      <text:p text:style-name="P9"><text:s/></text:p>
      <text:p text:style-name="P10"><text:s/></text:p>
      <text:p text:style-name="P11"><text:span text:style-name="T12">Лабораторная работа №<text:s/></text:span><text:span text:style-name="T13">6</text:span></text:p>
      <text:p text:style-name="P14"><text:span text:style-name="T15">Тема:</text:span><text:span text:style-name="T16"> </text:span><text:span text:style-name="T17">Аллокаторы</text:span></text:p>
      <text:p text:style-name="P18"/>
      <text:p text:style-name="P19"><text:s/></text:p>
      <text:p text:style-name="P20"><text:s/></text:p>
      <text:p text:style-name="P21"><text:s/></text:p>
      <text:p text:style-name="P22">Студент: Пермяков Никита Александрович</text:p>
      <text:p text:style-name="P23">Группа: 80-208</text:p>
      <text:p text:style-name="P24">Преподаватель: Чернышов Л.Н.</text:p>
      <text:p text:style-name="P25">Дата:</text:p>
      <text:p text:style-name="P26">Оценка:</text:p>
      <text:p text:style-name="P27"/>
      <text:p text:style-name="P28"/>
      <text:p text:style-name="P29"/>
      <text:p text:style-name="P30"><text:s/></text:p>
      <text:p text:style-name="P31"/>
      <text:p text:style-name="P32"/>
      <text:p text:style-name="P33"/>
      <text:p text:style-name="P34"/>
      <text:p text:style-name="P35"><text:span text:style-name="T36">Москва, 2020</text:span></text:p>
      <text:soft-page-break/>
      <text:list text:style-name="LFO4" text:continue-numbering="true">
        <text:list-item>
          <text:p text:style-name="P37">Постановка задачи</text:p>
        </text:list-item>
      </text:list>
      <text:p text:style-name="P38"/>
      <text:p text:style-name="P39">Цель:</text:p>
      <text:p text:style-name="P40">Изучение основ работы с контейнерами, знакомство концепцией аллокаторов памяти.</text:p>
      <text:p text:style-name="P41"/>
      <text:h text:style-name="P42" text:outline-level="2"><text:span text:style-name="T43">Порядок выполнения работы:</text:span></text:h>
      <text:p text:style-name="P44"><text:span text:style-name="T45">1.             Ознакомиться с теоретическим материалом.</text:span></text:p>
      <text:p text:style-name="P46"><text:span text:style-name="T47">2.             Получить у преподавателя вариант задания.</text:span></text:p>
      <text:p text:style-name="P48"><text:span text:style-name="T49">3.             Реализовать задание<text:s/></text:span><text:span text:style-name="T50">своего варианта в соответствии с поставленными требованиями.</text:span></text:p>
      <text:p text:style-name="P51"><text:span text:style-name="T52">4.             Подготовить тестовые наборы данных.</text:span></text:p>
      <text:p text:style-name="P53"><text:span text:style-name="T54">5.             Создать репозиторий на GitHub.</text:span></text:p>
      <text:p text:style-name="P55"><text:span text:style-name="T56">6.             Отправить файлы лабораторной работы в репозиторий.</text:span></text:p>
      <text:p text:style-name="P57"><text:span text:style-name="T58">7.             Отчитаться по вып</text:span><text:span text:style-name="T59">олненной работе путём демонстрации работающей программы на тестовых наборах данных (как подготовленных самостоятельно, так и предложенных преподавателем) и ответов на вопросы преподавателя (как из числа контрольных, так и по реализации программы).</text:span></text:p>
      <text:p text:style-name="P60"/>
      <text:p text:style-name="P61"/>
      <text:p text:style-name="P62">Вариант: 5</text:p>
      <text:p text:style-name="P63"/>
      <text:p text:style-name="P64">реализовать:</text:p>
      <text:p text:style-name="P65">фигура - Ромб</text:p>
      <text:p text:style-name="P66">контейнер - Стек</text:p>
      <text:p text:style-name="P67">аллокатор - Динамический массив</text:p>
      <text:p text:style-name="P68"/>
      <text:p text:style-name="P69">Репозиторий содержит файлы:</text:p>
      <text:p text:style-name="P70">· <text:s text:c="8"/>main.cpp //файл с заданием работы</text:p>
      <text:p text:style-name="P71">· <text:s text:c="8"/>CMakeLists.txt // файл с конфигураций CMake</text:p>
      <text:p text:style-name="P72">· <text:s text:c="8"/>report.doc // отчет о<text:s/>лабораторной работе</text:p>
      <text:p text:style-name="P73"><text:s/></text:p>
      <text:p text:style-name="P74">Параметром шаблона должен являться скалярный тип данных задающий тип данных для оси координат. Классы должны иметь публичные поля. Фигуры являются фигурами вращения, т.е. равносторонние (кроме трапеции и<text:s/>прямоугольника). Для хранения координат фигур необходимо<text:s/><text:soft-page-break/>использовать шаблон <text:s/>std::pair.</text:p>
      <text:p text:style-name="P75">Например:</text:p>
      <text:p text:style-name="P76"/>
      <text:p text:style-name="P77">template &lt;class T&gt;</text:p>
      <text:p text:style-name="P78">struct<text:s/>Rhombus{</text:p>
      <text:p text:style-name="P79"><text:s text:c="4"/></text:p>
      <text:p text:style-name="P80"><text:s text:c="4"/>private:</text:p>
      <text:p text:style-name="P81"><text:s text:c="8"/>std::array&lt;vertex_t&lt;T&gt;, 4&gt; points;};</text:p>
      <text:p text:style-name="P82"><text:s/></text:p>
      <text:p text:style-name="P83"><text:s/></text:p>
      <text:p text:style-name="P84">Создать шаблон динамической коллекцию, согласно варианту<text:s/>задания:</text:p>
      <text:p text:style-name="P85">1. <text:s text:c="2"/><text:tab/>Коллекция должна быть реализована с помощью умных указателей (std::shared_ptr, std::weak_ptr). Опционально использование std::unique_ptr;</text:p>
      <text:p text:style-name="P86">2. <text:s text:c="2"/><text:tab/>В качестве параметра шаблона коллекция должна принимать тип данных;</text:p>
      <text:p text:style-name="P87">3. <text:s text:c="2"/><text:tab/>Коллекция должна содержать метод доступа:</text:p>
      <text:list text:style-name="LFO5" text:continue-numbering="true">
        <text:list-item>
          <text:p text:style-name="P88"><text:span text:style-name="T89">Стек</text:span><text:span text:style-name="T90"><text:s/>– pop, push, top;</text:span></text:p>
        </text:list-item>
        <text:list-item>
          <text:p text:style-name="P91"><text:span text:style-name="T92">Очередь</text:span><text:span text:style-name="T93"><text:s/>– pop, push, top;</text:span></text:p>
        </text:list-item>
        <text:list-item>
          <text:p text:style-name="P94">Список, Динамический массив – доступ к элементу по оператору [];</text:p>
        </text:list-item>
      </text:list>
      <text:p text:style-name="P95">4. <text:s text:c="2"/><text:tab/>Реализовать аллокатор, который выделяет фиксированный размер памяти (количество блоков памяти – является<text:s/>параметром шаблона аллокатора). Внутри аллокатор должен хранить указатель на используемый блок памяти и динамическую коллекцию указателей на свободные блоки.</text:p>
      <text:p text:style-name="P96">5. <text:s text:c="2"/><text:tab/>Коллекция должна использовать аллокатор для выделения и освобождения памяти для своих элементов.</text:p>
      <text:p text:style-name="P97">6. <text:s text:c="2"/><text:tab/>Аллокатор должен быть совместим с контейнерами std::map и std::list (опционально – vector).</text:p>
      <text:p text:style-name="P98">7. <text:s text:c="2"/><text:tab/>Реализовать программу, которая:</text:p>
      <text:list text:style-name="LFO6" text:continue-numbering="true">
        <text:list-item>
          <text:p text:style-name="P99">Позволяет вводить с клавиатуры фигуры (с типом int в качестве параметра шаблона фигуры) и добавлять в коллекцию использующую аллокатор;</text:p>
        </text:list-item>
        <text:list-item>
          <text:p text:style-name="P100">Позволяет удалять элемент из коллекции по номеру элемента;</text:p>
        </text:list-item>
        <text:list-item>
          <text:p text:style-name="P101">Выводит на экран введенные фигуры c помощью std::for_each;</text:p>
        </text:list-item>
      </text:list>
      <text:p text:style-name="P102"/>
      <text:p text:style-name="P103"/>
      <text:p text:style-name="P104"/>
      <text:soft-page-break/>
      <text:list text:style-name="LFO4" text:continue-numbering="true">
        <text:list-item>
          <text:p text:style-name="P105">Описание программы</text:p>
        </text:list-item>
      </text:list>
      <text:p text:style-name="P106"/>
      <text:p text:style-name="P107">Программа состоит из 5 файлов:</text:p>
      <text:p text:style-name="P108">1)<text:tab/>main.cpp</text:p>
      <text:p text:style-name="P109">2)<text:tab/>stack.h - реализация стека для хранения<text:s/>фигур</text:p>
      <text:p text:style-name="P110"><text:span text:style-name="T111">3)</text:span><text:span text:style-name="T112"><text:tab/></text:span><text:span text:style-name="T113">dynamic</text:span><text:span text:style-name="T114">.h - реализация динамического массива для хранения пустых блоков памяти</text:span></text:p>
      <text:p text:style-name="P115">4)<text:tab/>allocator.h - реализация аллокатора и его основных методов</text:p>
      <text:p text:style-name="P116"><text:span text:style-name="T117">5)</text:span><text:span text:style-name="T118"><text:tab/></text:span><text:span text:style-name="T119">rhombus</text:span><text:span text:style-name="T120">.h - реализация ромба и его методов</text:span></text:p>
      <text:p text:style-name="P121"/>
      <text:p text:style-name="P122">Аллокатор имеет 2 шаблонных параметра: тип хранимых<text:s/>данных и размер памяти в байтах. Аллокатор хранит динамический массив свободных блоков. В случае, когда часть занятой памяти освобождают, то ссылка на данный блок памяти хранится в динамическом массиве. Фигура добавляется в самый правый незаполненный участок памяти, то есть после хвоста. Если свободного участка памяти после хвоста и до конца участка памяти будет недостаточно, чтобы сохранить фигуру, то фигура будет сохранена в свободный блок памяти, если он есть в стеке. Иначе программа сообщит, что места недостаточно.<text:s/></text:p>
      <text:p text:style-name="P123"/>
      <text:p text:style-name="P124"/>
      <text:p text:style-name="P125">3. Набор тестов</text:p>
      <text:p text:style-name="P126"/>
      <text:p text:style-name="P127">Пояснение:</text:p>
      <text:p text:style-name="P128"/>
      <text:p text:style-name="P129"><text:span text:style-name="T130">В двух тестах зададим разный размер памяти при создании стека, а также может добавить фигуру в стек [</text:span><text:span text:style-name="T131">1</text:span><text:span text:style-name="T132">], в верх стека</text:span><text:span text:style-name="T133"><text:s/></text:span><text:span text:style-name="T134">[</text:span><text:span text:style-name="T135">2</text:span><text:span text:style-name="T136">] или после определенного элемента по индексу с помощью итератора [</text:span><text:span text:style-name="T137">2</text:span><text:span text:style-name="T138">], выводить все фигуры, содержащиеся в стеке[</text:span><text:span text:style-name="T139">3</text:span><text:span text:style-name="T140">]. Удалять фигуру в стеке</text:span><text:span text:style-name="T141"><text:s/>[2</text:span><text:span text:style-name="T142">]: верхнюю фигуру</text:span><text:span text:style-name="T143"><text:s/></text:span><text:span text:style-name="T144">[</text:span><text:span text:style-name="T145">4</text:span><text:span text:style-name="T146">], либо удалять по указанному индексу с помощью итератора [</text:span><text:span text:style-name="T147">2</text:span><text:span text:style-name="T148">]. Также пользователь может с вызвать функцию [</text:span><text:span text:style-name="T149">5</text:span><text:span text:style-name="T150">] и задать площадь, после чего будет указано количество фигур, с площадью меньше заданного числа. Вызов меню</text:span><text:span text:style-name="T151"><text:s/></text:span><text:span text:style-name="T152">[</text:span><text:span text:style-name="T153">6</text:span><text:span text:style-name="T154">]. Выход и программы [</text:span><text:span text:style-name="T155">0</text:span><text:span text:style-name="T156">]. В случае если памяти для добавления фигуры будет недостаточно, выйдет исключение.</text:span></text:p>
      <text:p text:style-name="P157"/>
      <text:p text:style-name="P158"><text:span text:style-name="T159">test_01.txt</text:span><text:span text:style-name="T160">:</text:span></text:p>
      <text:p text:style-name="P161">В коде программы зададим размер стека 128 байт, которых хватит для хранения 3 фигур</text:p>
      <text:p text:style-name="P162">“Stack&lt;Rhombus&lt;double&gt;,<text:s/>allocator&lt; Rhombus&lt;double&gt;, 128&gt;&gt;<text:s/>st;”</text:p>
      <text:p text:style-name="P163"/>
      <text:list text:style-name="LFO7" text:continue-numbering="true">
        <text:list-item>
          <text:p text:style-name="P164">На ввод подается число выбора действия из текстового интерфейса</text:p>
        </text:list-item>
        <text:list-item>
          <text:p text:style-name="P165"><text:span text:style-name="T166">При обновлении координат фигуры – аллокатор проверяет наполненность, и в случае свободных блоков – сохраняет фигуру. В противном случае – удваивает</text:span><text:span text:style-name="T167"><text:s/>выделенную память и записывает координаты.</text:span></text:p>
        </text:list-item>
        <text:list-item>
          <text:p text:style-name="P168"><text:span text:style-name="T169">Выводится информация о состоянии стека фигур, происходит проверка тестами</text:span></text:p>
        </text:list-item>
        <text:list-item>
          <text:p text:style-name="P170">В случае если памяти для добавления фигуры будет недостаточно, выйдет исключение.</text:p>
        </text:list-item>
        <text:list-item>
          <text:p text:style-name="P171">Также пользователь может с вызвать функцию<text:s/>count_if и задать площадь, после чего будет указано количество фигур, с площадью меньше заданного числа.<text:s/></text:p>
        </text:list-item>
        <text:list-item>
          <text:p text:style-name="P172">Удалять фигуру в стеке:<text:s/></text:p>
        </text:list-item>
      </text:list>
      <text:p text:style-name="P173">- верхнюю фигуру;</text:p>
      <text:p text:style-name="P174">- удалять по указанному индексу с помощью итератора.</text:p>
      <text:list text:style-name="LFO7" text:continue-numbering="true">
        <text:list-item>
          <text:p text:style-name="P175">Вызов меню.<text:s/></text:p>
        </text:list-item>
        <text:list-item>
          <text:p text:style-name="P176">Выход и программы.</text:p>
        </text:list-item>
      </text:list>
      <text:p text:style-name="P177"/>
      <text:p text:style-name="P178"><text:span text:style-name="T179">Test</text:span><text:span text:style-name="T180"><text:s/>1</text:span></text:p>
      <text:p text:style-name="P181">1</text:p>
      <text:p text:style-name="P182">1</text:p>
      <text:p text:style-name="P183">1 4 4 5 3 2 0 1</text:p>
      <text:p text:style-name="P184">4</text:p>
      <text:p text:style-name="P185">3</text:p>
      <text:p text:style-name="P186">5</text:p>
      <text:p text:style-name="P187">4</text:p>
      <text:p text:style-name="P188">5</text:p>
      <text:p text:style-name="P189">34</text:p>
      <text:p text:style-name="P190">6</text:p>
      <text:p text:style-name="P191">0</text:p>
      <text:p text:style-name="P192"><text:span text:style-name="T193">Test</text:span><text:span text:style-name="T194"><text:s/></text:span><text:span text:style-name="T195">2</text:span></text:p>
      <text:p text:style-name="P196">1</text:p>
      <text:p text:style-name="P197">1</text:p>
      <text:p text:style-name="P198">1 3 4 4 3 1 0 0</text:p>
      <text:soft-page-break/>
      <text:p text:style-name="P199">6</text:p>
      <text:p text:style-name="P200">2</text:p>
      <text:p text:style-name="P201">1</text:p>
      <text:p text:style-name="P202">3</text:p>
      <text:p text:style-name="P203">0</text:p>
      <text:p text:style-name="P204">Test 3</text:p>
      <text:p text:style-name="P205">1</text:p>
      <text:p text:style-name="P206">1</text:p>
      <text:p text:style-name="P207">1 3 4 4 3 1 0 0</text:p>
      <text:p text:style-name="P208">6</text:p>
      <text:p text:style-name="P209">2</text:p>
      <text:p text:style-name="P210">1</text:p>
      <text:p text:style-name="P211">3</text:p>
      <text:p text:style-name="P212">1</text:p>
      <text:p text:style-name="P213">1</text:p>
      <text:p text:style-name="P214">1 4 4 5 3 2 0 1</text:p>
      <text:p text:style-name="P215">3</text:p>
      <text:p text:style-name="P216">1</text:p>
      <text:p text:style-name="P217">2</text:p>
      <text:p text:style-name="P218">2</text:p>
      <text:p text:style-name="P219">1 4 4 5 3 2 0 1</text:p>
      <text:p text:style-name="P220">3</text:p>
      <text:p text:style-name="P221"/>
      <text:list text:style-name="LFO8" text:continue-numbering="true">
        <text:list-item>
          <text:p text:style-name="P222">Результаты выполнения тестов</text:p>
        </text:list-item>
      </text:list>
      <text:p text:style-name="P223"><text:span text:style-name="T224">Test</text:span><text:span text:style-name="T225"><text:s/>1</text:span></text:p>
      <text:p text:style-name="P226">Enter number for action:</text:p>
      <text:p text:style-name="P227">1 Add Rhombus to stack</text:p>
      <text:p text:style-name="P228">2 Remove item</text:p>
      <text:soft-page-break/>
      <text:p text:style-name="P229">3 Show all Rhombuses with std::for_each</text:p>
      <text:p text:style-name="P230">4 Show top stack element</text:p>
      <text:p text:style-name="P231">5 Display on screen number of objects whose area is</text:p>
      <text:p text:style-name="P232"><text:s text:c="8"/>less than specified with std::count_if</text:p>
      <text:p text:style-name="P233">6 Print Menu</text:p>
      <text:p text:style-name="P234">0 Exit</text:p>
      <text:p text:style-name="P235">1</text:p>
      <text:p text:style-name="P236">Add item to top of stack - 1</text:p>
      <text:p text:style-name="P237"><text:s text:c="9"/>to iterator position - 2</text:p>
      <text:p text:style-name="P238">1</text:p>
      <text:p text:style-name="P239">push --&gt; Input points: 1 4 4 5 3 2 0 1</text:p>
      <text:p text:style-name="P240">4</text:p>
      <text:p text:style-name="P241">top print --&gt; Rhombus: [1.000, 4.000] [4.000, 5.000] [3.000, 2.000] [0.000, 1.000]<text:s/></text:p>
      <text:p text:style-name="P242">3</text:p>
      <text:p text:style-name="P243">print --&gt;</text:p>
      <text:p text:style-name="P244">0 <text:s text:c="6"/>Rhombus: [1.000, 4.000] [4.000, 5.000] [3.000, 2.000] [0.000, 1.000]</text:p>
      <text:p text:style-name="P245"><text:s text:c="8"/>Rhombus area: <text:s text:c="2"/>8.000</text:p>
      <text:p text:style-name="P246">5</text:p>
      <text:p text:style-name="P247">&lt;count_if&gt; --&gt; Enter area:</text:p>
      <text:p text:style-name="P248">4</text:p>
      <text:p text:style-name="P249">The number of figures with area less than entered: <text:s text:c="5"/>0</text:p>
      <text:p text:style-name="P250"/>
      <text:p text:style-name="P251">5</text:p>
      <text:p text:style-name="P252">&lt;count_if&gt; --&gt; Enter area:</text:p>
      <text:p text:style-name="P253">34</text:p>
      <text:p text:style-name="P254">The number of figures with area less than entered: <text:s text:c="5"/>1</text:p>
      <text:p text:style-name="P255">6</text:p>
      <text:p text:style-name="P256">Enter number for action:</text:p>
      <text:soft-page-break/>
      <text:p text:style-name="P257">1 Add Rhombus to stack</text:p>
      <text:p text:style-name="P258">2 Remove item</text:p>
      <text:p text:style-name="P259">3 Show all Rhombuses with std::for_each</text:p>
      <text:p text:style-name="P260">4 Show top stack element</text:p>
      <text:p text:style-name="P261">5 Display on screen number of objects whose area is</text:p>
      <text:p text:style-name="P262"><text:s text:c="8"/>less than specified with std::count_if</text:p>
      <text:p text:style-name="P263">6 Print Menu</text:p>
      <text:p text:style-name="P264">0 Exit</text:p>
      <text:p text:style-name="P265">0</text:p>
      <text:p text:style-name="P266"><text:span text:style-name="T267">Test</text:span><text:span text:style-name="T268"><text:s/></text:span><text:span text:style-name="T269">2</text:span></text:p>
      <text:p text:style-name="P270">Enter number for action:</text:p>
      <text:p text:style-name="P271">1 Add Rhombus to stack</text:p>
      <text:p text:style-name="P272">2 Remove item</text:p>
      <text:p text:style-name="P273">3 Show all Rhombuses with std::for_each</text:p>
      <text:p text:style-name="P274">4 Show top stack element</text:p>
      <text:p text:style-name="P275">5 Display on screen number of objects whose area is</text:p>
      <text:p text:style-name="P276"><text:s text:c="8"/>less than specified with std::count_if</text:p>
      <text:p text:style-name="P277">6 Print Menu</text:p>
      <text:p text:style-name="P278">0 Exit</text:p>
      <text:p text:style-name="P279">1</text:p>
      <text:p text:style-name="P280">Add item to top of stack - 1</text:p>
      <text:p text:style-name="P281"><text:s text:c="9"/>to iterator position - 2</text:p>
      <text:p text:style-name="P282">1</text:p>
      <text:p text:style-name="P283">push --&gt; Input points: 1 4 4 5 3 2 0 1</text:p>
      <text:p text:style-name="P284">4</text:p>
      <text:p text:style-name="P285">top print --&gt; Rhombus: [1.000,<text:s/>3.000] [4.000,<text:s/>4.000] [3.000,<text:s/>1.000] [0.000,<text:s/>0.000]<text:s/></text:p>
      <text:p text:style-name="P286">3</text:p>
      <text:p text:style-name="P287">print --&gt;</text:p>
      <text:soft-page-break/>
      <text:p text:style-name="P288">0 <text:s text:c="6"/>Rhombus: [1.000,<text:s/>3.000] [4.000,<text:s/>4.000] [3.000,<text:s/>1.000] [0.000,<text:s/>0.000]</text:p>
      <text:p text:style-name="P289"><text:s text:c="8"/>Rhombus area: <text:s text:c="2"/>8.000</text:p>
      <text:p text:style-name="P290">5</text:p>
      <text:p text:style-name="P291">&lt;count_if&gt; --&gt; Enter area:</text:p>
      <text:p text:style-name="P292">2</text:p>
      <text:p text:style-name="P293">The number of figures with area less than entered: <text:s text:c="5"/>0</text:p>
      <text:p text:style-name="P294"/>
      <text:p text:style-name="P295">5</text:p>
      <text:p text:style-name="P296">&lt;count_if&gt; --&gt; Enter area:</text:p>
      <text:p text:style-name="P297">37</text:p>
      <text:p text:style-name="P298">The number of figures with area less than entered: <text:s text:c="5"/>1</text:p>
      <text:p text:style-name="P299">6</text:p>
      <text:p text:style-name="P300">Enter number for action:</text:p>
      <text:p text:style-name="P301">1 Add Rhombus to stack</text:p>
      <text:p text:style-name="P302">2 Remove item</text:p>
      <text:p text:style-name="P303">3 Show all Rhombuses with std::for_each</text:p>
      <text:p text:style-name="P304">4 Show top stack element</text:p>
      <text:p text:style-name="P305">5 Display on screen number of objects whose area is</text:p>
      <text:p text:style-name="P306"><text:s text:c="8"/>less than specified with std::count_if</text:p>
      <text:p text:style-name="P307">6 Print Menu</text:p>
      <text:p text:style-name="P308">0 Exit</text:p>
      <text:p text:style-name="P309">0</text:p>
      <text:p text:style-name="P310"/>
      <text:p text:style-name="P311"><text:span text:style-name="T312">Test 3</text:span></text:p>
      <text:p text:style-name="P313">Enter number for action:</text:p>
      <text:p text:style-name="P314">1 Add Rhombus to stack</text:p>
      <text:p text:style-name="P315">2 Remove item</text:p>
      <text:p text:style-name="P316">3 Show all Rhombuses with std::for_each</text:p>
      <text:soft-page-break/>
      <text:p text:style-name="P317">4 Show top stack element</text:p>
      <text:p text:style-name="P318">5 Display on screen number of objects whose area is</text:p>
      <text:p text:style-name="P319"><text:s text:c="8"/>less than specified with std::count_if</text:p>
      <text:p text:style-name="P320">6 Print Menu</text:p>
      <text:p text:style-name="P321">0 Exit</text:p>
      <text:p text:style-name="P322">1</text:p>
      <text:p text:style-name="P323">Add item to top of stack - 1</text:p>
      <text:p text:style-name="P324"><text:s text:c="9"/>to iterator position - 2</text:p>
      <text:p text:style-name="P325">1</text:p>
      <text:p text:style-name="P326">push --&gt; Input points: 1 4 4 5 3 2 0 1</text:p>
      <text:p text:style-name="P327">4</text:p>
      <text:p text:style-name="P328">top print --&gt; Rhombus: [10.000, 4.000] [14.000, 5.000] [13.000, 2.000] [10.000, 1.000]<text:s/></text:p>
      <text:p text:style-name="P329">3</text:p>
      <text:p text:style-name="P330">print --&gt;</text:p>
      <text:p text:style-name="P331">0 <text:s text:c="6"/>Rhombus: [10.000, 4.000] [14.000, 5.000] [13.000, 2.000] [10.000, 1.000]</text:p>
      <text:p text:style-name="P332"><text:s text:c="8"/>Rhombus area: <text:s text:c="2"/>8.000</text:p>
      <text:p text:style-name="P333">5</text:p>
      <text:p text:style-name="P334">&lt;count_if&gt; --&gt; Enter area:</text:p>
      <text:p text:style-name="P335">6</text:p>
      <text:p text:style-name="P336">The number of figures with area less than entered: <text:s text:c="5"/>0</text:p>
      <text:p text:style-name="P337"/>
      <text:p text:style-name="P338">5</text:p>
      <text:p text:style-name="P339">&lt;count_if&gt; --&gt; Enter area:</text:p>
      <text:p text:style-name="P340">23</text:p>
      <text:p text:style-name="P341">The number of figures with area less than entered: <text:s text:c="5"/>1</text:p>
      <text:p text:style-name="P342">6</text:p>
      <text:p text:style-name="P343">Enter number for action:</text:p>
      <text:p text:style-name="P344">1 Add Rhombus to stack</text:p>
      <text:soft-page-break/>
      <text:p text:style-name="P345">2 Remove item</text:p>
      <text:p text:style-name="P346">3 Show all Rhombuses with std::for_each</text:p>
      <text:p text:style-name="P347">4 Show top stack element</text:p>
      <text:p text:style-name="P348">5 Display on screen number of objects whose area is</text:p>
      <text:p text:style-name="P349"><text:s text:c="8"/>less than specified with std::count_if</text:p>
      <text:p text:style-name="P350">6 Print Menu</text:p>
      <text:p text:style-name="P351">0 Exit</text:p>
      <text:p text:style-name="P352">0</text:p>
      <text:p text:style-name="P353"/>
      <text:p text:style-name="P354"/>
      <text:p text:style-name="P355"><text:span text:style-name="T356">5.<text:s/></text:span><text:span text:style-name="T357">Листинг</text:span><text:span text:style-name="T358"><text:s/></text:span><text:span text:style-name="T359">программы</text:span></text:p>
      <text:p text:style-name="P360"/>
      <text:p text:style-name="P361"><text:span text:style-name="T362">main.cpp</text:span></text:p>
      <text:p text:style-name="P363"/>
      <text:h text:style-name="P364" text:outline-level="2"><text:span text:style-name="T365">point.h</text:span></text:h>
      <text:p text:style-name="P366"/>
      <text:p text:style-name="Textbody"><text:span text:style-name="T367">CMakeLists.txt</text:span></text:p>
      <text:p text:style-name="P368"><text:s text:c="2"/></text:p>
      <text:p text:style-name="P369">cmake_minimum_required(VERSION 3.5)</text:p>
      <text:p text:style-name="P370"/>
      <text:p text:style-name="Textbody"><text:span text:style-name="T371">project(lab</text:span><text:span text:style-name="T372">6</text:span><text:span text:style-name="T373">)</text:span></text:p>
      <text:p text:style-name="P374"/>
      <text:p text:style-name="P375">add_executable(lab6 main.cpp)</text:p>
      <text:p text:style-name="P376"/>
      <text:p text:style-name="P377">set_property(TARGET lab6 PROPERTY<text:s/>CXX_STANDARD 11)</text:p>
      <text:p text:style-name="P378"/>
      <text:p text:style-name="P379">set(CMAKE_CXX_FLAGS "${CMAKE_CXX_FLAGS} -Wall -Wextra -g")</text:p>
      <text:p text:style-name="P380"/>
      <text:p text:style-name="P381"/>
      <text:p text:style-name="P382"/>
      <text:p text:style-name="P383"/>
      <text:p text:style-name="P384"/>
      <text:p text:style-name="P385">6. Ссылка на репозиторий</text:p>
      <text:p text:style-name="P386"/>
      <text:p text:style-name="P387"><text:a xlink:href="https://github.com/nikit34/oop_exercise_06" office:target-frame-name="_top" xlink:show="replace"><text:span text:style-name="T388">https://github.com/nikit34/oop_exercise_06</text:span></text:a></text:p>
      <text:p text:style-name="P389"/>
      <text:p text:style-name="P390"/>
      <text:p text:style-name="P391"><text:span text:style-name="T392">7. Объяснение результатов работы<text:s/></text:span><text:span text:style-name="T393">программы</text:span></text:p>
      <text:p text:style-name="P394"/>
      <text:p text:style-name="P395"/>
      <text:p text:style-name="P396"/>
      <text:p text:style-name="P397"/>
      <text:p text:style-name="P398">8. Вывод</text:p>
      <text:p text:style-name="P399"><text:s text:c="2"/><text:tab/><text:s/><text:tab/></text:p>
      <text:p text:style-name="P400"/>
      <text:p text:style-name="P401"/>
      <text:p text:style-name="P402">9. Список литературы <text:s text:c="2"/></text:p>
      <text:p text:style-name="P403"><text:span text:style-name="T404">1. Перегрузка операторов С++ [Электронный ресурс]. <text:s/></text:span><text:span text:style-name="T405">URL:</text:span><text:a xlink:href="https://ravesli.com/urok-45-pobitovye-operatory/" office:target-frame-name="_top" xlink:show="replace"><text:span text:style-name="T406"><text:s/></text:span></text:a><text:a xlink:href="https://metanit.com/cpp/tutorial/5.14.php" office:target-frame-name="_top" xlink:show="replace"><text:span text:style-name="T407">https://metanit.com/cpp/tutorial/5.14.php</text:span></text:a></text:p>
      <text:p text:style-name="P408">(дата обращения: 21.10.2020).</text:p>
      <text:p text:style-name="P409"/>
      <text:p text:style-name="P410">2. Битовые операции С++ [Электронный ресурс]. URL:</text:p>
      <text:p text:style-name="P411"><text:a xlink:href="http://www.c-cpp.ru/books/bitovye-operatory" office:target-frame-name="_top" xlink:show="replace"><text:span text:style-name="T412">http://www.c-c</text:span><text:span text:style-name="T413">pp.ru/books/bitovye-operatory</text:span></text:a></text:p>
      <text:p text:style-name="P414"><text:span text:style-name="T415">(дата обращения: 21.10.2020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Textbody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Textbody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Textbody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Textbody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Textbody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Заголовок6" style:display-name="Заголовок 6" style:family="paragraph" style:parent-style-name="Обычный" style:next-style-name="Textbody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Обычный" style:next-style-name="Подзаголовок">
      <style:paragraph-properties fo:keep-with-next="always" fo:keep-together="always" fo:margin-bottom="0.0416in" fo:line-height="100%"/>
      <style:text-properties fo:font-weight="bold" style:font-weight-asian="bold" style:font-weight-complex="bold"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Textbody">
      <style:paragraph-properties fo:keep-with-next="always" fo:keep-together="always" fo:margin-bottom="0.2222in" fo:line-height="100%"/>
      <style:text-properties style:font-style-complex="italic"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fo:font-size="16pt" style:font-size-asian="16pt" style:font-size-complex="16pt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ru" fo:country="RU"/>
    </style:style>
    <text:list-style style:name="WW8Num2" style:display-name="WW8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2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3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text:list-style style:name="WW8Num3" style:display-name="WW8Num3">
      <text:list-level-style-number text:level="1" text:style-name="WW_CharLFO3LVL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5LVL1" style:family="text">
      <style:text-properties style:font-name="Symbol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style:font-name-asian="Times New Roman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Никита Пермяков</meta:initial-creator>
    <dc:creator>Никита Пермяков</dc:creator>
    <meta:creation-date>2020-10-07T11:31:00Z</meta:creation-date>
    <dc:date>2020-11-26T06:52:00Z</dc:date>
    <meta:print-date>2020-11-23T10:49:00Z</meta:print-date>
    <meta:template xlink:href="Normal.dotm" xlink:type="simple"/>
    <meta:editing-cycles>21</meta:editing-cycles>
    <meta:editing-duration>PT34020S</meta:editing-duration>
    <meta:document-statistic meta:page-count="12" meta:paragraph-count="19" meta:word-count="1430" meta:character-count="9564" meta:row-count="67" meta:non-whitespace-character-count="8153"/>
  </office:meta>
</office:document-meta>
</file>